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67cm" fo:min-width="2.003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svg:stroke-color="#000000" draw:marker-start="" draw:marker-end="Arrow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26cm" fo:min-width="2.25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1" style:family="graphic" style:parent-style-name="objectwithoutfill">
      <style:graphic-properties svg:stroke-color="#000000" draw:marker-end="Arrow" draw:fill="solid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47cm" fo:min-width="3.03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2.432cm"/>
    </style:style>
    <style:style style:name="gr22" style:family="graphic" style:parent-style-name="objectwithoutfill">
      <style:graphic-properties svg:stroke-color="#ff0000" draw:marker-end="Arrow" draw:fill="solid" draw:textarea-vertical-align="middle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3cm" fo:min-width="0.72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.321cm"/>
    </style:style>
    <style:style style:name="gr29" style:family="graphic" style:parent-style-name="standard">
      <style:graphic-properties draw:stroke="none" draw:fill="none" fo:min-height="1.069cm"/>
    </style:style>
    <style:style style:name="gr30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31" style:family="graphic" style:parent-style-name="objectwithoutfill">
      <style:graphic-properties draw:marker-end="Arrow" draw:marker-end-width="0.3cm" draw:fill="solid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465cm" fo:min-width="2.624cm"/>
    </style:style>
    <style:style style:name="gr3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4" style:family="graphic" style:parent-style-name="standard">
      <style:graphic-properties draw:stroke="none" draw:fill="none" fo:min-height="0.613cm"/>
    </style:style>
    <style:style style:name="gr35" style:family="graphic" style:parent-style-name="standard">
      <style:graphic-properties draw:stroke="none" draw:fill="none" fo:min-height="0.913cm"/>
    </style:style>
    <style:style style:name="gr36" style:family="graphic" style:parent-style-name="standard">
      <style:graphic-properties draw:stroke="none" draw:fill="none" fo:min-height="0.869cm"/>
    </style:style>
    <style:style style:name="gr37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="none" fo:min-height="0.358cm"/>
    </style:style>
    <style:style style:name="gr39" style:family="graphic" style:parent-style-name="standard">
      <style:graphic-properties draw:stroke="none" draw:fill="none" fo:min-height="0cm"/>
    </style:style>
    <style:style style:name="gr40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objectwithoutfill">
      <style:graphic-properties svg:stroke-color="#ff0000" draw:marker-end="" draw:marker-end-width="0.3cm" draw:fill="solid" draw:textarea-vertical-align="middle"/>
    </style:style>
    <style:style style:name="gr43" style:family="graphic" style:parent-style-name="standard">
      <style:graphic-properties draw:stroke="none" draw:fill="none" fo:min-height="0.15cm"/>
    </style:style>
    <style:style style:name="gr44" style:family="graphic" style:parent-style-name="objectwithoutfill">
      <style:graphic-properties svg:stroke-color="#ff0000" draw:marker-end="" draw:marker-end-width="0.3cm" draw:fill="solid" draw:fill-color="#ff0000" draw:textarea-vertical-align="middle"/>
    </style:style>
    <style:style style:name="gr45" style:family="graphic" style:parent-style-name="standard">
      <style:graphic-properties draw:stroke="none" draw:fill="none" fo:min-height="1.15cm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/>
      <style:text-properties fo:color="#ff0000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none"/>
      <style:text-properties fo:color="#729fcf" fo:font-size="9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0000" fo:font-size="9pt" style:font-size-asian="18pt" style:font-size-complex="18pt"/>
    </style:style>
    <style:style style:name="T6" style:family="text">
      <style:text-properties fo:color="#729fcf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.579cm" svg:height="0.793cm" svg:x="19.827cm" svg:y="1.113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176cm" svg:height="0.2cm" svg:x="21.174cm" svg:y="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2.286cm" svg:height="0.735cm" svg:x="23.168cm" svg:y="2.24cm">
          <text:p text:style-name="P4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1" draw:id="id11" draw:layer="layout" svg:width="3.26cm" svg:height="0.802cm" svg:x="2.3cm" svg:y="1.839cm">
          <text:p text:style-name="P6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23" draw:id="id23" draw:layer="layout" svg:x1="21.262cm" svg:y1="0.368cm" svg:x2="21.262cm" svg:y2="1.17cm" svg:d="M21262 368v802" svg:viewBox="0 0 1 803">
          <text:p/>
        </draw:connector>
        <draw:custom-shape draw:style-name="gr2" draw:text-style-name="P3" xml:id="id10" draw:id="id10" draw:layer="layout" svg:width="0.176cm" svg:height="0.201cm" svg:x="0.459cm" svg:y="2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9.268cm" svg:y1="3.175cm" svg:x2="19.767cm" svg:y2="21.826cm" draw:start-shape="id1" draw:start-glue-point="2" draw:end-shape="id2" draw:end-glue-point="3" svg:d="M19268 3175v9142h-3v9509h502" svg:viewBox="0 0 503 18652">
          <text:p/>
        </draw:connector>
        <draw:connector draw:style-name="gr5" draw:text-style-name="P4" draw:layer="layout" svg:x1="22.406cm" svg:y1="1.509cm" svg:x2="24.311cm" svg:y2="2.24cm" draw:start-shape="id3" draw:start-glue-point="1" draw:end-shape="id4" draw:end-glue-point="0" svg:d="M22406 1509h1905v731" svg:viewBox="0 0 1906 732">
          <text:p/>
        </draw:connector>
        <draw:connector draw:style-name="gr5" draw:text-style-name="P4" draw:layer="layout" svg:x1="21.116cm" svg:y1="1.906cm" svg:x2="20.412cm" svg:y2="2.807cm" draw:start-shape="id3" draw:start-glue-point="2" draw:end-shape="id1" draw:end-glue-point="1" svg:d="M21116 1906v901h-704" svg:viewBox="0 0 705 902">
          <text:p/>
        </draw:connector>
        <draw:custom-shape draw:style-name="gr7" draw:text-style-name="P8" xml:id="id2" draw:id="id2" draw:layer="layout" svg:width="2.287cm" svg:height="0.735cm" svg:x="19.767cm" svg:y="21.459cm">
          <text:p text:style-name="P4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7" draw:id="id7" draw:layer="layout" svg:width="2.286cm" svg:height="0.735cm" svg:x="19.826cm" svg:y="17.461cm">
          <text:p text:style-name="P4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8" draw:id="id18" draw:layer="layout" svg:width="3.994cm" svg:height="1.136cm" svg:x="12.3cm" svg:y="21.265cm">
          <text:list text:style-name="L1">
            <text:list-item>
              <text:p text:style-name="P6"><text:span text:style-name="T1">Manuel d’aide...</text:span></text:p>
            </text:list-item>
            <text:list-item>
              <text:p text:style-name="P9"><text:span text:style-name="T1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8" draw:id="id8" draw:layer="layout" svg:width="3.9cm" svg:height="1.52cm" svg:x="12.127cm" svg:y="17.193cm">
          <text:list text:style-name="L1">
            <text:list-item>
              <text:p text:style-name="P6"><text:span text:style-name="T1">Mode sombre</text:span></text:p>
            </text:list-item>
            <text:list-item>
              <text:p text:style-name="P9"><text:span text:style-name="T1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" draw:id="id1" draw:layer="layout" svg:width="2.287cm" svg:height="0.735cm" svg:x="18.125cm" svg:y="2.44cm">
          <text:p text:style-name="P4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6" draw:id="id6" draw:layer="layout" svg:width="4.525cm" svg:height="2.1cm" svg:x="23.775cm" svg:y="3.414cm">
          <text:list text:style-name="L1">
            <text:list-item>
              <text:p text:style-name="P6"><text:span text:style-name="T1">Nouveau </text:span></text:p>
              <text:p text:style-name="P6"><text:span text:style-name="T1">tableau aléatoire</text:span></text:p>
            </text:list-item>
            <text:list-item>
              <text:p text:style-name="P9"><text:span text:style-name="T1"><text:s/></text:span><text:span text:style-name="T1">Ouvrir tableau…</text:span></text:p>
            </text:list-item>
            <text:list-item>
              <text:p text:style-name="P9"><text:span text:style-name="T1">Enregistrer</text:span></text:p>
            </text:list-item>
            <text:list-item>
              <text:p text:style-name="P9"><text:span text:style-name="T1">Enregistrer sous…</text:span></text:p>
            </text:list-item>
            <text:list-item>
              <text:p text:style-name="P9"><text:span text:style-name="T1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2.287cm" svg:height="0.735cm" svg:x="19.767cm" svg:y="4.111cm">
          <text:p text:style-name="P4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draw:type="line" svg:x1="22.054cm" svg:y1="4.478cm" svg:x2="23.775cm" svg:y2="4.464cm" draw:start-shape="id5" draw:start-glue-point="1" draw:end-shape="id6" draw:end-glue-point="6" svg:d="M22054 4478l1721-14" svg:viewBox="0 0 1722 15">
          <text:p/>
        </draw:connector>
        <draw:connector draw:style-name="gr11" draw:text-style-name="P11" draw:layer="layout" draw:type="line" svg:x1="19.826cm" svg:y1="17.828cm" svg:x2="16.027cm" svg:y2="17.953cm" draw:start-shape="id7" draw:start-glue-point="3" draw:end-shape="id8" draw:end-glue-point="10" svg:d="M19826 17828l-3799 125" svg:viewBox="0 0 3800 126">
          <text:p/>
        </draw:connector>
        <draw:custom-shape draw:style-name="gr12" draw:text-style-name="P10" xml:id="id9" draw:id="id9" draw:layer="layout" svg:width="4.629cm" svg:height="1.136cm" svg:x="12.5cm" svg:y="3.911cm">
          <text:list text:style-name="L1">
            <text:list-item>
              <text:p text:style-name="P6"><text:span text:style-name="T1">Aperçu avant</text:span></text:p>
              <text:p text:style-name="P6"><text:span text:style-name="T1">d’impression...</text:span></text:p>
            </text:list-item>
            <text:list-item>
              <text:p text:style-name="P9"><text:span text:style-name="T1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9.767cm" svg:y1="4.478cm" svg:x2="17.129cm" svg:y2="4.479cm" draw:start-shape="id5" draw:start-glue-point="3" draw:end-shape="id9" draw:end-glue-point="10" svg:d="M19767 4478l-2638 1" svg:viewBox="0 0 2639 2">
          <text:p/>
        </draw:connector>
        <draw:connector draw:style-name="gr13" draw:text-style-name="P11" draw:layer="layout" draw:type="line" svg:x1="0.635cm" svg:y1="2.207cm" svg:x2="2.3cm" svg:y2="2.24cm" draw:start-shape="id10" draw:start-glue-point="10" draw:end-shape="id11" draw:end-glue-point="6" svg:d="M635 2207l1665 33" svg:viewBox="0 0 1666 34">
          <text:p/>
        </draw:connector>
        <draw:connector draw:style-name="gr13" draw:text-style-name="P11" draw:layer="layout" draw:type="line" svg:x1="17.927cm" svg:y1="13.067cm" svg:x2="19.826cm" svg:y2="13.055cm" draw:start-shape="id12" draw:start-glue-point="10" draw:end-shape="id13" draw:end-glue-point="3" svg:d="M17927 13067l1899-12" svg:viewBox="0 0 1900 13">
          <text:p/>
        </draw:connector>
        <draw:custom-shape draw:style-name="gr3" draw:text-style-name="P8" xml:id="id16" draw:id="id16" draw:layer="layout" svg:width="2.286cm" svg:height="0.735cm" svg:x="19.826cm" svg:y="9.283cm">
          <text:p text:style-name="P4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4" draw:id="id14" draw:layer="layout" svg:width="4.318cm" svg:height="1.671cm" svg:x="23.727cm" svg:y="8.913cm">
          <text:list text:style-name="L1">
            <text:list-item>
              <text:p text:style-name="P6"><text:span text:style-name="T1">Annuler</text:span></text:p>
            </text:list-item>
            <text:list-item>
              <text:p text:style-name="P9"><text:span text:style-name="T1">Restaurer</text:span></text:p>
            </text:list-item>
            <text:list-item>
              <text:p text:style-name="P9"><text:span text:style-name="T1">Fusionner</text:span></text:p>
            </text:list-item>
            <text:list-item>
              <text:p text:style-name="P9"><text:span text:style-name="T1">Changer la couleur</text:span></text:p>
              <text:p text:style-name="P9"><text:span text:style-name="T1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23.168cm" svg:y1="2.607cm" svg:x2="23.727cm" svg:y2="9.749cm" draw:start-shape="id4" draw:end-shape="id14" draw:end-glue-point="6" svg:d="M23168 2607h-501v7142h1060" svg:viewBox="0 0 1061 7143">
          <text:p/>
        </draw:connector>
        <draw:connector draw:style-name="gr13" draw:text-style-name="P11" draw:layer="layout" draw:type="line" svg:x1="16.953cm" svg:y1="9.584cm" svg:x2="19.826cm" svg:y2="9.65cm" draw:start-shape="id15" draw:start-glue-point="10" draw:end-shape="id16" draw:end-glue-point="3" svg:d="M16953 9584l2873 66" svg:viewBox="0 0 2874 67">
          <text:p/>
        </draw:connector>
        <draw:connector draw:style-name="gr5" draw:text-style-name="P4" draw:layer="layout" svg:x1="19.268cm" svg:y1="3.175cm" svg:x2="19.767cm" svg:y2="4.478cm" draw:start-shape="id1" draw:start-glue-point="2" draw:end-shape="id5" draw:end-glue-point="3" svg:d="M19268 3175v1303h499" svg:viewBox="0 0 500 1304">
          <text:p/>
        </draw:connector>
        <draw:connector draw:style-name="gr5" draw:text-style-name="P4" draw:layer="layout" svg:x1="19.268cm" svg:y1="3.175cm" svg:x2="19.826cm" svg:y2="9.65cm" draw:start-shape="id1" draw:start-glue-point="2" draw:end-shape="id16" draw:end-glue-point="3" svg:d="M19268 3175v6475h558" svg:viewBox="0 0 559 6476">
          <text:p/>
        </draw:connector>
        <draw:custom-shape draw:style-name="gr3" draw:text-style-name="P8" xml:id="id13" draw:id="id13" draw:layer="layout" svg:width="2.286cm" svg:height="0.735cm" svg:x="19.826cm" svg:y="12.688cm">
          <text:p text:style-name="P4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5" draw:id="id15" draw:layer="layout" svg:width="4.553cm" svg:height="0.936cm" svg:x="12.4cm" svg:y="9.116cm">
          <text:list text:style-name="L1">
            <text:list-item>
              <text:p text:style-name="P6"><text:span text:style-name="T1">Tout sélectionner</text:span></text:p>
            </text:list-item>
            <text:list-item>
              <text:p text:style-name="P9"><text:span text:style-name="T1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9.268cm" svg:y1="3.175cm" svg:x2="19.826cm" svg:y2="13.055cm" draw:start-shape="id1" draw:start-glue-point="2" draw:end-shape="id13" draw:end-glue-point="3" svg:d="M19268 3175v9880h558" svg:viewBox="0 0 559 9881">
          <text:p/>
        </draw:connector>
        <draw:custom-shape draw:style-name="gr16" draw:text-style-name="P10" xml:id="id17" draw:id="id17" draw:layer="layout" svg:width="4.249cm" svg:height="1.404cm" svg:x="23.651cm" svg:y="12.354cm">
          <text:list text:style-name="L1">
            <text:list-item>
              <text:p text:style-name="P6"><text:span text:style-name="T1">Zoom avant</text:span></text:p>
            </text:list-item>
            <text:list-item>
              <text:p text:style-name="P9"><text:span text:style-name="T1">Zoom arrière</text:span></text:p>
            </text:list-item>
            <text:list-item>
              <text:p text:style-name="P9"><text:span text:style-name="T1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22.112cm" svg:y1="13.055cm" svg:x2="23.651cm" svg:y2="13.056cm" draw:start-shape="id13" draw:start-glue-point="1" draw:end-shape="id17" draw:end-glue-point="6" svg:d="M22112 13055l1539 1" svg:viewBox="0 0 1540 2">
          <text:p/>
        </draw:connector>
        <draw:connector draw:style-name="gr5" draw:text-style-name="P4" draw:layer="layout" svg:x1="23.168cm" svg:y1="2.607cm" svg:x2="23.651cm" svg:y2="13.056cm" draw:start-shape="id4" draw:start-glue-point="3" draw:end-shape="id17" draw:end-glue-point="6" svg:d="M23168 2607h-501v10449h984" svg:viewBox="0 0 985 10450">
          <text:p/>
        </draw:connector>
        <draw:custom-shape draw:style-name="gr17" draw:text-style-name="P10" xml:id="id12" draw:id="id12" draw:layer="layout" svg:width="5cm" svg:height="1.693cm" svg:x="12.927cm" svg:y="12.22cm">
          <text:list text:style-name="L1">
            <text:list-item>
              <text:p text:style-name="P6"><text:span text:style-name="T1">Plein écran</text:span></text:p>
            </text:list-item>
            <text:list-item>
              <text:p text:style-name="P9"><text:span text:style-name="T1">Afficher la barre de statuts</text:span></text:p>
            </text:list-item>
            <text:list-item>
              <text:p text:style-name="P9"><text:span text:style-name="T1">Afficher la barre d’outil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9.767cm" svg:y1="21.826cm" svg:x2="16.294cm" svg:y2="21.833cm" draw:start-shape="id2" draw:start-glue-point="3" draw:end-shape="id18" draw:end-glue-point="10" svg:d="M19767 21826l-3473 7" svg:viewBox="0 0 3474 8">
          <text:p/>
        </draw:connector>
        <draw:connector draw:style-name="gr6" draw:text-style-name="P4" draw:layer="layout" svg:x1="19.268cm" svg:y1="3.175cm" svg:x2="19.826cm" svg:y2="17.828cm" draw:start-shape="id1" draw:start-glue-point="2" draw:end-shape="id7" draw:end-glue-point="3" svg:d="M19268 3175v14653h558" svg:viewBox="0 0 559 14654">
          <text:p/>
        </draw:connector>
        <draw:custom-shape draw:style-name="gr18" draw:text-style-name="P7" xml:id="id32" draw:id="id32" draw:layer="layout" svg:width="4.001cm" svg:height="0.802cm" svg:x="1.5cm" svg:y="0.97cm">
          <text:p text:style-name="P6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31" draw:id="id31" draw:layer="layout" svg:width="3.401cm" svg:height="0.802cm" svg:x="2.1cm" svg:y="0.101cm">
          <text:p text:style-name="P6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0.06cm" svg:x1="23.168cm" svg:y1="2.607cm" svg:x2="23.775cm" svg:y2="4.464cm" draw:start-shape="id4" draw:start-glue-point="3" draw:end-shape="id6" draw:end-glue-point="6" svg:d="M23168 2607h-441v1857h1048" svg:viewBox="0 0 1049 1858">
          <text:p/>
        </draw:connector>
        <draw:custom-shape draw:style-name="gr20" draw:text-style-name="P7" draw:layer="layout" svg:width="0.293cm" svg:height="0.334cm" svg:x="0.4cm" svg:y="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9" draw:id="id19" draw:layer="layout" svg:width="3cm" svg:height="0.701cm" svg:x="36.527cm" svg:y="1.513cm">
          <text:p text:style-name="P4"><text:span text:style-name="T4">Boite de dialogue </text:span></text:p>
          <text:p text:style-name="P4"><text:span text:style-name="T4">‘</text:span><text:span text:style-name="T4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svg:x1="28.3cm" svg:y1="4.464cm" svg:x2="36.527cm" svg:y2="1.863cm" draw:start-shape="id6" draw:start-glue-point="10" draw:end-shape="id19" draw:end-glue-point="3" svg:d="M28300 4464h4113v-2601h4114" svg:viewBox="0 0 8228 2602">
          <text:p/>
        </draw:connector>
        <draw:frame draw:style-name="gr23" draw:text-style-name="P13" draw:layer="layout" svg:width="2.7cm" svg:height="0.963cm" svg:x="32.227cm" svg:y="0.813cm">
          <draw:text-box>
            <text:p><text:span text:style-name="T5"><text:s/></text:span></text:p>
            <text:p><text:span text:style-name="T5">tableauOuvrir()</text:span></text:p>
          </draw:text-box>
        </draw:frame>
        <draw:custom-shape draw:style-name="gr24" draw:text-style-name="P12" xml:id="id20" draw:id="id20" draw:layer="layout" svg:width="3.1cm" svg:height="0.8cm" svg:x="35.127cm" svg:y="4.714cm">
          <text:p text:style-name="P4"><text:span text:style-name="T4">Boite de dialogue </text:span></text:p>
          <text:p text:style-name="P4"><text:span text:style-name="T4">‘</text:span><text:span text:style-name="T4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draw:line-skew="0.714cm" svg:x1="28.3cm" svg:y1="4.464cm" svg:x2="35.127cm" svg:y2="5.114cm" draw:start-shape="id6" draw:start-glue-point="10" draw:end-shape="id20" draw:end-glue-point="3" svg:d="M28300 4464h4127v650h2700" svg:viewBox="0 0 6828 651">
          <text:p/>
        </draw:connector>
        <draw:connector draw:style-name="gr11" draw:text-style-name="P11" draw:layer="layout" draw:type="line" svg:x1="39.527cm" svg:y1="1.863cm" svg:x2="41.227cm" svg:y2="1.314cm" draw:start-shape="id19" draw:start-glue-point="1" draw:end-shape="id21" draw:end-glue-point="3" svg:d="M39527 1863l1700-549" svg:viewBox="0 0 1701 550">
          <text:p/>
        </draw:connector>
        <draw:connector draw:style-name="gr11" draw:text-style-name="P11" draw:layer="layout" draw:type="line" svg:x1="39.527cm" svg:y1="1.863cm" svg:x2="41.227cm" svg:y2="2.714cm" draw:start-shape="id19" draw:start-glue-point="1" draw:end-shape="id22" draw:end-glue-point="3" svg:d="M39527 1863l1700 851" svg:viewBox="0 0 1701 852">
          <text:p/>
        </draw:connector>
        <draw:custom-shape draw:style-name="gr25" draw:text-style-name="P12" xml:id="id22" draw:id="id22" draw:layer="layout" svg:width="1.4cm" svg:height="0.8cm" svg:x="41.227cm" svg:y="2.314cm">
          <text:p text:style-name="P4"><text:span text:style-name="T4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xml:id="id21" draw:id="id21" draw:layer="layout" svg:width="1.2cm" svg:height="0.8cm" svg:x="41.227cm" svg:y="0.914cm">
          <text:p text:style-name="P4"><text:span text:style-name="T4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6" draw:id="id26" draw:layer="layout" svg:width="1.3cm" svg:height="0.801cm" svg:x="41.127cm" svg:y="6.512cm">
          <text:p text:style-name="P4"><text:span text:style-name="T4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27" draw:id="id27" draw:layer="layout" svg:width="1.899cm" svg:height="0.8cm" svg:x="40.727cm" svg:y="3.913cm">
          <text:p text:style-name="P4"><text:span text:style-name="T4">Enregistr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4.325cm" svg:height="1.319cm" svg:x="31.902cm" svg:y="4.713cm">
          <draw:text-box>
            <text:p><text:span text:style-name="T5"/></text:p>
            <text:p><text:span text:style-name="T5"><text:s/></text:span><text:span text:style-name="T5">enregistrerSous()</text:span></text:p>
          </draw:text-box>
        </draw:frame>
        <draw:connector draw:style-name="gr30" draw:text-style-name="P15" draw:layer="layout" draw:line-skew="0.527cm" svg:x1="28.3cm" svg:y1="4.464cm" svg:x2="22.406cm" svg:y2="1.509cm" draw:start-shape="id6" draw:start-glue-point="10" draw:end-shape="id3" draw:end-glue-point="1" svg:d="M28300 4464h1027v-2955h-6921" svg:viewBox="0 0 6922 2956">
          <text:p/>
        </draw:connector>
        <draw:frame draw:style-name="gr23" draw:text-style-name="P14" draw:layer="layout" svg:width="8.7cm" svg:height="0.963cm" svg:x="22.627cm" svg:y="1.013cm">
          <draw:text-box>
            <text:p><text:span text:style-name="T5"><text:s/></text:span><text:span text:style-name="T5">Sauvegarder() &amp; tableauAleatoire() &amp; Exporter()</text:span></text:p>
          </draw:text-box>
        </draw:frame>
        <draw:connector draw:style-name="gr31" draw:text-style-name="P11" draw:layer="layout" draw:line-skew="0.1cm -10.067cm" svg:x1="41.827cm" svg:y1="0.914cm" svg:x2="21.262cm" svg:y2="1.17cm" draw:start-shape="id21" draw:start-glue-point="0" draw:end-shape="id23" draw:end-glue-point="3" svg:d="M41827 914v-401h-20600v657h35" svg:viewBox="0 0 20601 658">
          <text:p/>
        </draw:connector>
        <draw:frame draw:style-name="gr23" draw:text-style-name="P16" draw:layer="layout" svg:width="5.503cm" svg:height="0.963cm" svg:x="30.827cm" svg:y="0.45cm">
          <draw:text-box>
            <text:p><text:span text:style-name="T6">Retour attendu : Chemin du fichier <text:s/></text:span></text:p>
          </draw:text-box>
        </draw:frame>
        <draw:custom-shape draw:style-name="gr21" draw:text-style-name="P12" xml:id="id24" draw:id="id24" draw:layer="layout" svg:width="3cm" svg:height="0.701cm" svg:x="4.827cm" svg:y="3.512cm">
          <text:p text:style-name="P4"><text:span text:style-name="T4">Boite de dialogue </text:span></text:p>
          <text:p text:style-name="P4"><text:span text:style-name="T4">‘</text:span><text:span text:style-name="T4">Aperçu du graphe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xml:id="id25" draw:id="id25" draw:layer="layout" svg:width="3.2cm" svg:height="0.791cm" svg:x="4.627cm" svg:y="4.613cm">
          <text:p text:style-name="P4"><text:span text:style-name="T4">Boite de Dialogue </text:span></text:p>
          <text:p text:style-name="P4"><text:span text:style-name="T4">‘</text:span><text:span text:style-name="T4">Imprim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5" draw:layer="layout" svg:x1="12.5cm" svg:y1="4.479cm" svg:x2="7.827cm" svg:y2="3.862cm" draw:start-shape="id9" draw:start-glue-point="6" draw:end-shape="id24" draw:end-glue-point="1" svg:d="M12500 4479h-2337v-617h-2336" svg:viewBox="0 0 4674 618">
          <text:p/>
        </draw:connector>
        <draw:connector draw:style-name="gr30" draw:text-style-name="P15" draw:layer="layout" svg:x1="12.5cm" svg:y1="4.479cm" svg:x2="7.827cm" svg:y2="5.008cm" draw:start-shape="id9" draw:start-glue-point="6" draw:end-shape="id25" draw:end-glue-point="1" svg:d="M12500 4479h-2337v529h-2336" svg:viewBox="0 0 4674 530">
          <text:p/>
        </draw:connector>
        <draw:connector draw:style-name="gr33" draw:text-style-name="P11" draw:layer="layout" draw:type="line" svg:x1="4.627cm" svg:y1="5.008cm" svg:x2="1.428cm" svg:y2="5.001cm" draw:start-shape="id25" draw:start-glue-point="3" svg:d="M4627 5008l-3199-7" svg:viewBox="0 0 3200 8">
          <text:p/>
        </draw:connector>
        <draw:frame draw:style-name="gr34" draw:text-style-name="P13" draw:layer="layout" svg:width="2.7cm" svg:height="0.963cm" svg:x="8.427cm" svg:y="3.45cm">
          <draw:text-box>
            <text:p><text:span text:style-name="T5"><text:s/></text:span></text:p>
            <text:p><text:span text:style-name="T5">Apercu()</text:span></text:p>
          </draw:text-box>
        </draw:frame>
        <draw:frame draw:style-name="gr35" draw:text-style-name="P13" draw:layer="layout" svg:width="2cm" svg:height="1.163cm" svg:x="8.327cm" svg:y="4.613cm">
          <draw:text-box>
            <text:p><text:span text:style-name="T5"><text:s/></text:span></text:p>
            <text:p><text:span text:style-name="T5">Imprimer()</text:span></text:p>
          </draw:text-box>
        </draw:frame>
        <draw:frame draw:style-name="gr36" draw:text-style-name="P13" draw:layer="layout" svg:width="2.89cm" svg:height="1.319cm" svg:x="2.261cm" svg:y="4.794cm">
          <draw:text-box>
            <text:p><text:span text:style-name="T5"><text:s/></text:span></text:p>
            <text:p><text:span text:style-name="T5">Vers l’imprimante</text:span></text:p>
          </draw:text-box>
        </draw:frame>
        <draw:connector draw:style-name="gr37" draw:text-style-name="P11" draw:layer="layout" draw:type="line" svg:x1="42.627cm" svg:y1="2.714cm" svg:x2="44.847cm" svg:y2="2.726cm" draw:start-shape="id22" draw:start-glue-point="1" svg:d="M42627 2714l2220 12" svg:viewBox="0 0 2221 13">
          <text:p/>
        </draw:connector>
        <draw:frame draw:style-name="gr38" draw:text-style-name="P14" draw:layer="layout" svg:width="1.744cm" svg:height="0.608cm" svg:x="42.683cm" svg:y="2.213cm">
          <draw:text-box>
            <text:p><text:span text:style-name="T6">return 0</text:span></text:p>
          </draw:text-box>
        </draw:frame>
        <draw:connector draw:style-name="gr37" draw:text-style-name="P11" draw:layer="layout" draw:type="line" svg:x1="42.427cm" svg:y1="6.912cm" svg:x2="44.45cm" svg:y2="6.927cm" draw:start-shape="id26" draw:start-glue-point="1" svg:d="M42427 6912l2023 15" svg:viewBox="0 0 2024 16">
          <text:p/>
        </draw:connector>
        <draw:frame draw:style-name="gr38" draw:text-style-name="P14" draw:layer="layout" svg:width="1.744cm" svg:height="0.608cm" svg:x="42.427cm" svg:y="6.405cm">
          <draw:text-box>
            <text:p><text:span text:style-name="T6">return 0</text:span></text:p>
          </draw:text-box>
        </draw:frame>
        <draw:connector draw:style-name="gr37" draw:text-style-name="P11" draw:layer="layout" draw:type="line" svg:x1="42.626cm" svg:y1="4.313cm" svg:x2="47.149cm" svg:y2="4.34cm" draw:start-shape="id27" draw:start-glue-point="1" svg:d="M42626 4313l4523 27" svg:viewBox="0 0 4524 28">
          <text:p/>
        </draw:connector>
        <draw:frame draw:style-name="gr29" draw:text-style-name="P14" draw:layer="layout" svg:width="6cm" svg:height="1.675cm" svg:x="42.527cm" svg:y="3.694cm">
          <draw:text-box>
            <text:p><text:span text:style-name="T6">Tableau et graphe sont </text:span></text:p>
            <text:p><text:span text:style-name="T6"/></text:p>
            <text:p><text:span text:style-name="T6">transformé en </text:span></text:p>
            <text:p><text:span text:style-name="T6">fichier de sauvegarde .gret</text:span></text:p>
          </draw:text-box>
        </draw:frame>
        <draw:custom-shape draw:style-name="gr24" draw:text-style-name="P12" xml:id="id28" draw:id="id28" draw:layer="layout" svg:width="3.1cm" svg:height="0.8cm" svg:x="35.127cm" svg:y="9.413cm">
          <text:p text:style-name="P4"><text:span text:style-name="T4">Boite de dialogue </text:span></text:p>
          <text:p text:style-name="P4"><text:span text:style-name="T4">‘</text:span><text:span text:style-name="T4">Choisir une couleu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2.9cm" svg:height="1.319cm" svg:x="26.127cm" svg:y="5.913cm">
          <draw:text-box>
            <text:p><text:span text:style-name="T5">Annuler()</text:span></text:p>
            <text:p><text:span text:style-name="T5">Restaurer()</text:span></text:p>
            <text:p><text:span text:style-name="T5">Fusionner()</text:span></text:p>
          </draw:text-box>
        </draw:frame>
        <draw:connector draw:style-name="gr37" draw:text-style-name="P11" draw:layer="layout" draw:type="line" svg:x1="4.827cm" svg:y1="3.862cm" svg:x2="2.09cm" svg:y2="3.802cm" draw:start-shape="id24" draw:start-glue-point="3" svg:d="M4827 3862l-2737-60" svg:viewBox="0 0 2738 61">
          <text:p/>
        </draw:connector>
        <draw:frame draw:style-name="gr38" draw:text-style-name="P14" draw:layer="layout" svg:width="1.744cm" svg:height="0.608cm" svg:x="2.627cm" svg:y="3.305cm">
          <draw:text-box>
            <text:p><text:span text:style-name="T6">return 0</text:span></text:p>
          </draw:text-box>
        </draw:frame>
        <draw:frame draw:style-name="gr29" draw:text-style-name="P14" draw:layer="layout" svg:width="3.3cm" svg:height="1.319cm" svg:x="30.627cm" svg:y="8.894cm">
          <draw:text-box>
            <text:p><text:span text:style-name="T5"/></text:p>
            <text:p><text:span text:style-name="T5"><text:s/></text:span><text:span text:style-name="T5">choixCouleurs()</text:span></text:p>
          </draw:text-box>
        </draw:frame>
        <draw:custom-shape draw:style-name="gr28" draw:text-style-name="P12" xml:id="id29" draw:id="id29" draw:layer="layout" svg:width="1.899cm" svg:height="0.8cm" svg:x="40.727cm" svg:y="8.913cm">
          <text:p text:style-name="P4"><text:span text:style-name="T4">Ok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30" draw:id="id30" draw:layer="layout" svg:width="1.899cm" svg:height="0.8cm" svg:x="40.827cm" svg:y="10.314cm">
          <text:p text:style-name="P4"><text:span text:style-name="T4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draw:type="line" svg:x1="38.227cm" svg:y1="9.813cm" svg:x2="40.727cm" svg:y2="9.313cm" draw:start-shape="id28" draw:start-glue-point="1" draw:end-shape="id29" draw:end-glue-point="3" svg:d="M38227 9813l2500-500" svg:viewBox="0 0 2501 501">
          <text:p/>
        </draw:connector>
        <draw:connector draw:style-name="gr11" draw:text-style-name="P11" draw:layer="layout" draw:type="line" svg:x1="38.227cm" svg:y1="9.813cm" svg:x2="40.827cm" svg:y2="10.714cm" draw:start-shape="id28" draw:start-glue-point="1" draw:end-shape="id30" draw:end-glue-point="3" svg:d="M38227 9813l2600 901" svg:viewBox="0 0 2601 902">
          <text:p/>
        </draw:connector>
        <draw:connector draw:style-name="gr37" draw:text-style-name="P11" draw:layer="layout" draw:type="line" svg:x1="42.726cm" svg:y1="10.714cm" svg:x2="46.011cm" svg:y2="10.762cm" draw:start-shape="id30" svg:d="M42726 10714l3285 48" svg:viewBox="0 0 3286 49">
          <text:p/>
        </draw:connector>
        <draw:frame draw:style-name="gr39" draw:text-style-name="P14" draw:layer="layout" svg:width="1.744cm" svg:height="0.607cm" svg:x="42.983cm" svg:y="10.713cm">
          <draw:text-box>
            <text:p><text:span text:style-name="T6">return 0</text:span></text:p>
          </draw:text-box>
        </draw:frame>
        <draw:connector draw:style-name="gr40" draw:text-style-name="P11" draw:layer="layout" draw:line-skew="4.8cm" svg:x1="42.626cm" svg:y1="9.313cm" svg:x2="41.831cm" svg:y2="0.503cm" draw:start-shape="id29" draw:start-glue-point="1" svg:d="M42626 9313h5301v-8810h-6096" svg:viewBox="0 0 6097 8811">
          <text:p/>
        </draw:connector>
        <draw:frame draw:style-name="gr29" draw:text-style-name="P14" draw:layer="layout" svg:width="5.2cm" svg:height="1.319cm" svg:x="42.827cm" svg:y="8.613cm">
          <draw:text-box>
            <text:p><text:span text:style-name="T6">Retour attendu :</text:span></text:p>
            <text:p><text:span text:style-name="T6"><text:s/></text:span></text:p>
            <text:p><text:span text:style-name="T6">couleur du nœud du sélectionné </text:span></text:p>
          </draw:text-box>
        </draw:frame>
        <draw:connector draw:style-name="gr41" draw:text-style-name="P11" draw:layer="layout" draw:line-skew="-4.582cm" svg:x1="19.827cm" svg:y1="1.509cm" svg:x2="5.501cm" svg:y2="0.502cm" draw:start-shape="id3" draw:start-glue-point="3" draw:end-shape="id31" draw:end-glue-point="10" svg:d="M19827 1509h-11746v-1007h-2580" svg:viewBox="0 0 14327 1008">
          <text:p/>
        </draw:connector>
        <draw:connector draw:style-name="gr41" draw:text-style-name="P11" draw:layer="layout" draw:line-skew="-4.582cm" svg:x1="19.827cm" svg:y1="1.509cm" svg:x2="5.501cm" svg:y2="1.371cm" draw:start-shape="id3" draw:start-glue-point="3" draw:end-shape="id32" draw:end-glue-point="10" svg:d="M19827 1509h-11746v-138h-2580" svg:viewBox="0 0 14327 139">
          <text:p/>
        </draw:connector>
        <draw:connector draw:style-name="gr41" draw:text-style-name="P11" draw:layer="layout" draw:line-skew="-4.613cm" svg:x1="19.827cm" svg:y1="1.509cm" svg:x2="5.56cm" svg:y2="2.24cm" draw:start-shape="id3" draw:start-glue-point="3" draw:end-shape="id11" draw:end-glue-point="10" svg:d="M19827 1509h-11746v731h-2521" svg:viewBox="0 0 14268 732">
          <text:p/>
        </draw:connector>
        <draw:connector draw:style-name="gr33" draw:text-style-name="P11" draw:layer="layout" svg:x1="12.4cm" svg:y1="9.584cm" svg:x2="19.827cm" svg:y2="1.509cm" draw:start-shape="id15" draw:start-glue-point="6" draw:end-shape="id3" draw:end-glue-point="3" svg:d="M12400 9584h-503v-8075h7930" svg:viewBox="0 0 7931 8076">
          <text:p/>
        </draw:connector>
        <draw:frame draw:style-name="gr23" draw:text-style-name="P14" draw:layer="layout" svg:width="5cm" svg:height="0.963cm" svg:x="12.027cm" svg:y="0.95cm">
          <draw:text-box>
            <text:p><text:span text:style-name="T5"><text:s/></text:span><text:span text:style-name="T5">selectionnerTout() &amp; copier() </text:span></text:p>
          </draw:text-box>
        </draw:frame>
        <draw:connector draw:style-name="gr41" draw:text-style-name="P11" draw:layer="layout" draw:line-skew="-1cm" svg:x1="38.227cm" svg:y1="5.114cm" svg:x2="40.727cm" svg:y2="4.313cm" draw:start-shape="id20" draw:start-glue-point="1" draw:end-shape="id27" draw:end-glue-point="3" svg:d="M38227 5114h250v-801h2250" svg:viewBox="0 0 2501 802">
          <text:p/>
        </draw:connector>
        <draw:connector draw:style-name="gr41" draw:text-style-name="P11" draw:layer="layout" draw:line-skew="-1.201cm" svg:x1="38.227cm" svg:y1="5.114cm" svg:x2="41.127cm" svg:y2="6.912cm" draw:start-shape="id20" draw:start-glue-point="1" draw:end-shape="id26" draw:end-glue-point="3" svg:d="M38227 5114h250v1798h2650" svg:viewBox="0 0 2901 1799">
          <text:p/>
        </draw:connector>
        <draw:connector draw:style-name="gr30" draw:text-style-name="P15" draw:layer="layout" draw:line-skew="0.927cm" svg:x1="27.9cm" svg:y1="13.056cm" svg:x2="22.406cm" svg:y2="1.509cm" draw:start-shape="id17" draw:start-glue-point="10" draw:end-shape="id3" draw:end-glue-point="1" svg:d="M27900 13056h1427v-11547h-6921" svg:viewBox="0 0 6922 11548">
          <text:p/>
        </draw:connector>
        <draw:custom-shape draw:style-name="gr28" draw:text-style-name="P12" xml:id="id33" draw:id="id33" draw:layer="layout" svg:width="1.899cm" svg:height="0.8cm" svg:x="3.227cm" svg:y="11.613cm">
          <text:p text:style-name="P4"><text:span text:style-name="T4">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34" draw:id="id34" draw:layer="layout" svg:width="1.899cm" svg:height="0.8cm" svg:x="3.227cm" svg:y="13.413cm">
          <text:p text:style-name="P4"><text:span text:style-name="T4">Dé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11" draw:layer="layout" draw:line-skew="0.817cm" svg:x1="4.176cm" svg:y1="11.613cm" svg:x2="11.88cm" svg:y2="9.58cm" draw:start-shape="id33" draw:start-glue-point="0" svg:d="M4176 11613v-450h7704v-1583" svg:viewBox="0 0 7705 2034">
          <text:p/>
        </draw:connector>
        <draw:frame draw:style-name="gr23" draw:text-style-name="P14" draw:layer="layout" svg:width="7.7cm" svg:height="0.963cm" svg:x="3.427cm" svg:y="10.55cm">
          <draw:text-box>
            <text:p><text:span text:style-name="T5"><text:s/></text:span><text:span text:style-name="T5">PleinEcran() &amp; barreDeStatuts() &amp; BarreDOutils() </text:span></text:p>
          </draw:text-box>
        </draw:frame>
        <draw:connector draw:style-name="gr37" draw:text-style-name="P11" draw:layer="layout" draw:type="line" svg:x1="3.227cm" svg:y1="13.813cm" svg:x2="0.583cm" svg:y2="13.872cm" draw:start-shape="id34" draw:start-glue-point="3" svg:d="M3227 13813l-2644 59" svg:viewBox="0 0 2645 60">
          <text:p/>
        </draw:connector>
        <draw:frame draw:style-name="gr38" draw:text-style-name="P14" draw:layer="layout" svg:width="1.744cm" svg:height="0.608cm" svg:x="1.327cm" svg:y="13.305cm">
          <draw:text-box>
            <text:p><text:span text:style-name="T6">return 0</text:span></text:p>
          </draw:text-box>
        </draw:frame>
        <draw:connector draw:style-name="gr41" draw:text-style-name="P11" draw:layer="layout" draw:line-skew="-2.3cm" svg:x1="12.927cm" svg:y1="13.067cm" svg:x2="5.126cm" svg:y2="12.013cm" draw:start-shape="id12" draw:start-glue-point="6" draw:end-shape="id33" draw:end-glue-point="1" svg:d="M12927 13067h-6200v-1054h-1601" svg:viewBox="0 0 7802 1055">
          <text:p/>
        </draw:connector>
        <draw:connector draw:style-name="gr41" draw:text-style-name="P11" draw:layer="layout" draw:line-skew="-2.3cm" svg:x1="12.927cm" svg:y1="13.067cm" svg:x2="5.126cm" svg:y2="13.813cm" draw:start-shape="id12" draw:start-glue-point="6" draw:end-shape="id34" draw:end-glue-point="1" svg:d="M12927 13067h-6200v746h-1601" svg:viewBox="0 0 7802 747">
          <text:p/>
        </draw:connector>
        <draw:connector draw:style-name="gr42" draw:text-style-name="P11" draw:layer="layout" draw:line-skew="1.623cm" svg:x1="11.88cm" svg:y1="11.167cm" svg:x2="4.276cm" svg:y2="16.714cm" draw:end-shape="id35" draw:end-glue-point="0" svg:d="M11880 11167v4146h-7604v1401" svg:viewBox="0 0 7605 5548">
          <text:p/>
        </draw:connector>
        <draw:custom-shape draw:style-name="gr28" draw:text-style-name="P12" xml:id="id35" draw:id="id35" draw:layer="layout" svg:width="1.899cm" svg:height="0.8cm" svg:x="3.327cm" svg:y="16.714cm">
          <text:p text:style-name="P4"><text:span text:style-name="T4">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36" draw:id="id36" draw:layer="layout" svg:width="1.899cm" svg:height="0.8cm" svg:x="3.327cm" svg:y="18.514cm">
          <text:p text:style-name="P4"><text:span text:style-name="T4">Dé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1" draw:layer="layout" draw:line-skew="-1.85cm" svg:x1="12.127cm" svg:y1="17.953cm" svg:x2="5.226cm" svg:y2="17.114cm" draw:start-shape="id8" draw:start-glue-point="6" draw:end-shape="id35" draw:end-glue-point="1" svg:d="M12127 17953h-5300v-839h-1601" svg:viewBox="0 0 6902 840">
          <text:p/>
        </draw:connector>
        <draw:connector draw:style-name="gr37" draw:text-style-name="P11" draw:layer="layout" draw:type="line" svg:x1="3.327cm" svg:y1="18.914cm" svg:x2="0.584cm" svg:y2="18.892cm" draw:start-shape="id36" draw:start-glue-point="3" svg:d="M3327 18914l-2743-22" svg:viewBox="0 0 2744 23">
          <text:p/>
        </draw:connector>
        <draw:frame draw:style-name="gr38" draw:text-style-name="P14" draw:layer="layout" svg:width="1.744cm" svg:height="0.608cm" svg:x="1.327cm" svg:y="18.305cm">
          <draw:text-box>
            <text:p><text:span text:style-name="T6">return 0</text:span></text:p>
          </draw:text-box>
        </draw:frame>
        <draw:connector draw:style-name="gr42" draw:text-style-name="P11" draw:layer="layout" draw:line-skew="0.419cm" svg:x1="11.853cm" svg:y1="15.295cm" svg:x2="14.077cm" svg:y2="17.193cm" draw:end-shape="id8" draw:end-glue-point="4" svg:d="M11853 15295v1118h2224v780" svg:viewBox="0 0 2225 1899">
          <text:p/>
        </draw:connector>
        <draw:connector draw:style-name="gr41" draw:text-style-name="P11" draw:layer="layout" draw:line-skew="-1.85cm" svg:x1="12.127cm" svg:y1="17.953cm" svg:x2="5.226cm" svg:y2="18.914cm" draw:start-shape="id8" draw:start-glue-point="6" draw:end-shape="id36" draw:end-glue-point="1" svg:d="M12127 17953h-5300v961h-1601" svg:viewBox="0 0 6902 962">
          <text:p/>
        </draw:connector>
        <draw:frame draw:style-name="gr29" draw:text-style-name="P14" draw:layer="layout" svg:width="4.325cm" svg:height="1.675cm" svg:x="27.527cm" svg:y="13.313cm">
          <draw:text-box>
            <text:p><text:span text:style-name="T5"><text:s/></text:span><text:span text:style-name="T5">ZoomPlus() </text:span></text:p>
            <text:p><text:span text:style-name="T5">ZoomMoins() </text:span></text:p>
            <text:p><text:span text:style-name="T5">ZoomTailleReelle() </text:span></text:p>
            <text:p><text:span text:style-name="T5"/></text:p>
          </draw:text-box>
        </draw:frame>
        <draw:frame draw:style-name="gr29" draw:text-style-name="P14" draw:layer="layout" svg:width="4.325cm" svg:height="1.319cm" svg:x="5.927cm" svg:y="14.038cm">
          <draw:text-box>
            <text:p><text:span text:style-name="T5"><text:s/></text:span></text:p>
          </draw:text-box>
        </draw:frame>
        <draw:frame draw:style-name="gr43" draw:text-style-name="P14" draw:layer="layout" svg:width="3.2cm" svg:height="0.963cm" svg:x="6.327cm" svg:y="14.813cm">
          <draw:text-box>
            <text:p><text:span text:style-name="T5">ModeSombre() </text:span></text:p>
            <text:p><text:span text:style-name="T5"/></text:p>
          </draw:text-box>
        </draw:frame>
        <draw:frame draw:style-name="gr43" draw:text-style-name="P14" draw:layer="layout" svg:width="3.2cm" svg:height="0.963cm" svg:x="11.927cm" svg:y="15.913cm">
          <draw:text-box>
            <text:p><text:span text:style-name="T5">Langues() </text:span></text:p>
            <text:p><text:span text:style-name="T5"/></text:p>
          </draw:text-box>
        </draw:frame>
        <draw:connector draw:style-name="gr44" draw:text-style-name="P15" draw:layer="layout" svg:x1="29.369cm" svg:y1="4.472cm" svg:x2="25.886cm" svg:y2="8.913cm" draw:end-shape="id14" draw:end-glue-point="4" svg:d="M29369 4472v1969h-3483v2472" svg:viewBox="0 0 3484 4442">
          <text:p/>
        </draw:connector>
        <draw:connector draw:style-name="gr33" draw:text-style-name="P11" draw:layer="layout" draw:type="line" svg:x1="28.045cm" svg:y1="9.749cm" svg:x2="35.127cm" svg:y2="9.813cm" draw:start-shape="id14" draw:start-glue-point="10" draw:end-shape="id28" draw:end-glue-point="3" svg:d="M28045 9749l7082 64" svg:viewBox="0 0 7083 65">
          <text:p/>
        </draw:connector>
        <draw:connector draw:style-name="gr11" draw:text-style-name="P11" draw:layer="layout" draw:type="line" svg:x1="22.112cm" svg:y1="9.756cm" svg:x2="23.651cm" svg:y2="9.757cm" svg:d="M22112 9756l1539 1" svg:viewBox="0 0 1540 2">
          <text:p/>
        </draw:connector>
        <draw:connector draw:style-name="gr42" draw:text-style-name="P11" draw:layer="layout" draw:line-skew="2.547cm" svg:x1="11.88cm" svg:y1="15.868cm" svg:x2="14.297cm" svg:y2="21.265cm" draw:end-shape="id18" draw:end-glue-point="4" svg:d="M11880 15868v4995h2417v402" svg:viewBox="0 0 2418 5398">
          <text:p/>
        </draw:connector>
        <draw:frame draw:style-name="gr45" draw:text-style-name="P14" draw:layer="layout" svg:width="1.6cm" svg:height="1.4cm" svg:x="12.453cm" svg:y="19.898cm">
          <draw:text-box>
            <text:p><text:span text:style-name="T5">Aide() </text:span></text:p>
            <text:p><text:span text:style-name="T5">About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3T15:57:30.920791643</dc:date>
    <meta:editing-duration>PT6H37M57S</meta:editing-duration>
    <meta:editing-cycles>49</meta:editing-cycles>
    <meta:generator>LibreOffice/6.2.8.2$Linux_X86_64 LibreOffice_project/20$Build-2</meta:generator>
    <meta:document-statistic meta:object-count="117"/>
  </office:meta>
</office:document-meta>
</file>